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6000000A36952445814538D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9e7" officeooo:paragraph-rsid="000389e7"/>
    </style:style>
    <style:style style:name="P2" style:family="paragraph" style:parent-style-name="Table_20_Contents">
      <style:text-properties officeooo:paragraph-rsid="000389e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aaaaaaaaaaaaaaaaaaa<draw:frame draw:style-name="fr1" draw:name="Imatge1" text:anchor-type="char" svg:x="4.399cm" svg:y="8.001cm" svg:width="8.202cm" svg:height="4.313cm" draw:z-index="0"><draw:image xlink:href="Pictures/1000000100000136000000A36952445814538D42.png" xlink:type="simple" xlink:show="embed" xlink:actuate="onLoad" draw:mime-type="image/png"/></draw:frame>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1:44:12.224332974</meta:creation-date>
    <dc:date>2022-11-24T11:54:44.116158191</dc:date>
    <meta:editing-duration>PT11S</meta:editing-duration>
    <meta:editing-cycles>1</meta:editing-cycles>
    <meta:document-statistic meta:table-count="0" meta:image-count="1" meta:object-count="0" meta:page-count="1" meta:paragraph-count="1" meta:word-count="1" meta:character-count="4680" meta:non-whitespace-character-count="4680"/>
    <meta:generator>LibreOffice/7.3.5.2$Linux_X86_64 LibreOffice_project/30$Build-2</meta:generator>
  </office:meta>
</office:document-meta>
</file>